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sans-serif" svg:font-family="sans-serif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sans-serif" fo:font-size="9.75pt" fo:letter-spacing="normal" fo:font-style="normal" fo:font-weight="normal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sans-serif" fo:font-size="9.75pt" fo:letter-spacing="normal" fo:font-style="normal" fo:font-weight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00000" style:font-name="sans-serif" fo:font-size="9.75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000000" style:font-name="sans-serif" fo:font-size="9.75pt" fo:letter-spacing="normal"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7" style:family="paragraph" style:parent-style-name="Standard" style:list-style-name="L1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T2" style:family="text">
      <style:text-properties fo:font-variant="normal" fo:text-transform="none" fo:color="#000000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Andale Mono" fo:font-size="9.75pt" fo:letter-spacing="normal" fo:font-style="normal" fo:font-weight="normal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Arial" fo:letter-spacing="normal" fo:font-style="normal" fo:font-weight="normal"/>
    </style:style>
    <style:style style:name="T6" style:family="text">
      <style:text-properties fo:font-variant="normal" fo:text-transform="none" fo:color="#000000" style:font-name="Arial" fo:font-size="13pt" fo:letter-spacing="normal" fo:font-style="normal" fo:font-weight="normal" style:font-size-asian="13pt" style:font-size-complex="13pt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22222" style:font-name="arial" fo:font-size="9.75pt" fo:letter-spacing="normal" fo:font-style="normal"/>
    </style:style>
    <style:style style:name="T9" style:family="text">
      <style:text-properties fo:font-variant="normal" fo:text-transform="none" fo:color="#222222" fo:font-size="9.75pt" fo:letter-spacing="normal" fo:font-style="normal"/>
    </style:style>
    <style:style style:name="T10" style:family="text">
      <style:text-properties fo:font-variant="normal" fo:text-transform="none" fo:color="#222222" style:font-name="Andale Mono" fo:font-size="9.75pt" fo:letter-spacing="normal" fo:font-style="normal"/>
    </style:style>
    <style:style style:name="T11" style:family="text">
      <style:text-properties fo:font-variant="normal" fo:text-transform="none" fo:color="#222222" style:font-name="Arial" fo:font-size="9.75pt" fo:letter-spacing="normal" fo:font-style="normal"/>
    </style:style>
    <style:style style:name="T12" style:family="text">
      <style:text-properties fo:font-variant="normal" fo:text-transform="none" fo:color="#222222" style:font-name="Arial" fo:letter-spacing="normal" fo:font-style="normal"/>
    </style:style>
    <style:style style:name="T13" style:family="text">
      <style:text-properties fo:font-variant="normal" fo:text-transform="none" fo:color="#222222" style:font-name="Arial" fo:font-size="13pt" fo:letter-spacing="normal" fo:font-style="normal" style:font-size-asian="13pt" style:font-size-complex="13pt"/>
    </style:style>
    <style:style style:name="T14" style:family="text">
      <style:text-properties fo:font-variant="normal" fo:text-transform="none" fo:color="#222222" style:font-name="Arial" fo:font-size="12pt" fo:letter-spacing="normal" fo:font-style="normal"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ndale Mono"/>
    </style:style>
    <style:style style:name="T17" style:family="text">
      <style:text-properties style:font-name="Arial"/>
    </style:style>
    <style:style style:name="T18" style:family="text">
      <style:text-properties style:font-name="Arial" fo:font-size="13pt" style:font-size-asian="13pt" style:font-size-complex="13pt"/>
    </style:style>
    <style:style style:name="T19" style:family="text">
      <style:text-properties style:font-name="Arial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5">Manual de Usuario</text:span> </text:p>
      <text:p text:style-name="P12"/>
      <text:p text:style-name="Standard"><text:span text:style-name="T19">Cliente (</text:span><text:span text:style-name="T7">12833727,</text:span><text:span text:style-name="Strong_20_Emphasis"><text:span text:style-name="Emphasis"><text:span text:style-name="T14">aWHFue</text:span></text:span></text:span><text:span text:style-name="T7">) Alina Magan </text:span></text:p>
      <text:p text:style-name="Standard"><text:span text:style-name="T19">Empleados (</text:span><text:bookmark-start text:name="__DdeLink__3_1497651709"/><text:span text:style-name="T7">18915761</text:span><text:bookmark-end text:name="__DdeLink__3_1497651709"/><text:span text:style-name="T7">,</text:span><text:bookmark-start text:name="__DdeLink__10_1497651709"/><text:span text:style-name="Strong_20_Emphasis"><text:span text:style-name="Emphasis"><text:span text:style-name="T14">98arsS</text:span></text:span></text:span><text:bookmark-end text:name="__DdeLink__10_1497651709"/><text:span text:style-name="T7">) Vannesa Vuolo</text:span></text:p>
      <text:p text:style-name="Standard"><text:span text:style-name="T19">Administrador (</text:span><text:span text:style-name="T7">14333222,</text:span><text:span text:style-name="Strong_20_Emphasis"><text:span text:style-name="Emphasis"><text:span text:style-name="T14">wAgEvf</text:span></text:span></text:span><text:span text:style-name="T7">) Claudia Vilarino</text:span></text:p>
      <text:p text:style-name="P5"/>
      <text:p text:style-name="P9">Roles de Cliente</text:p>
      <text:p text:style-name="P5"/>
      <text:p text:style-name="P5"/>
      <text:p text:style-name="P9">Perfil</text:p>
      <text:p text:style-name="P5"/>
      <text:p text:style-name="P6">1, Ver Perfil : <text:s/>Se indican los datos básicos del Cliente</text:p>
      <text:p text:style-name="P6"/>
      <text:p text:style-name="P10">Clientes </text:p>
      <text:p text:style-name="P8"/>
      <text:list xml:id="list1366107630" text:style-name="L1">
        <text:list-item>
          <text:p text:style-name="P7">Solicitar Servicio: Se realiza la petición del servicio que requiere el cliente.</text:p>
        </text:list-item>
        <text:list-item>
          <text:p text:style-name="P7">Calificar Servicio: Una vez solicitado el servicio y este es culminado el Cliente puede calificar el servicio de acuerdo a las preguntas establecidas.</text:p>
        </text:list-item>
        <text:list-item>
          <text:p text:style-name="P7">Mis Servicios: Se consultan los servicios Tipo de Solicitud, Especificación, Detalles, Nro Caso, Estatus <text:s/>(Abierto, Detenido, Culminado, Anulado), Fecha de Creación, Fecha de Cierre.</text:p>
        </text:list-item>
      </text:list>
      <text:p text:style-name="P6"/>
      <text:p text:style-name="P10">Contratos</text:p>
      <text:p text:style-name="P6"><text:s/></text:p>
      <text:p text:style-name="P6">5, Contratos : Se listan los contratos del Cliente.</text:p>
      <text:p text:style-name="P6"/>
      <text:p text:style-name="P9">Roles de Empleado/Administrador</text:p>
      <text:p text:style-name="P5"/>
      <text:p text:style-name="P6">1, Ver Perfil : <text:s/>Se indican los datos básicos del Empleado (Click en el nombre del Empleado en la Página Principal Inicio)</text:p>
      <text:p text:style-name="P6"/>
      <text:p text:style-name="P10">Clientes </text:p>
      <text:p text:style-name="P6"/>
      <text:p text:style-name="P6">1, Registrar Clientes: Se registran los clientes asociando al menos un contrato, pueden registrarse clientes, empleados y administradores.</text:p>
      <text:p text:style-name="P6">2, Listado de Registros de Clientes: Se lista y consultan los usuarios por <text:tab/>Cédula, Nombre, Apellido, Cargo, Sucursal, Estatus, Contrato, Fecha, Rol, Empresa.</text:p>
      <text:p text:style-name="P6">Ordenados por estatus (Solicitud de Registro, solicitud Confirmada, Solicitud Anulada) y por fecha más reciente.</text:p>
      <text:p text:style-name="P6"/>
      <text:p text:style-name="P6"/>
      <text:p text:style-name="P11">Servicios </text:p>
      <text:p text:style-name="P6"/>
      <text:p text:style-name="P6">1, Listado de Solicitudes de Servicio: Se consultan los servicios Tipo de Solicitud, Especificación, Detalles, Nro Caso, Estatus <text:s/>(Abierto, Detenido, Culminado, Anulado), Fecha de Creación, Fecha de Cierre.</text:p>
      <text:p text:style-name="P6"/>
      <text:p text:style-name="P6">2, Listado de Solicitudes de Servicio del día: Se consultan los servicios Tipo de Solicitud, Especificación, Detalles, Nro Caso, Estatus <text:s/>(Abierto, Detenido, Culminado, Anulado), Fecha <text:soft-page-break/>de Creación es el día de Hoy, Fecha de Cierre .</text:p>
      <text:p text:style-name="P6"/>
      <text:p text:style-name="P6">3, Calificar Servicio: Una vez solicitado el servicio y este es culminado el Cliente puede calificar el servicio.</text:p>
      <text:p text:style-name="P6"/>
      <text:p text:style-name="P10">Contratos</text:p>
      <text:p text:style-name="P6"/>
      <text:p text:style-name="P6">1, Listado: Se listan los contratos existentes y sus empresas asociadas.</text:p>
      <text:p text:style-name="P6"/>
      <text:p text:style-name="P10">Empresas</text:p>
      <text:p text:style-name="P6"/>
      <text:p text:style-name="P6">1, Listado: Se listan las empresas existentes.</text:p>
      <text:p text:style-name="P6"/>
      <text:p text:style-name="P5"/>
      <text:p text:style-name="P6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sans-serif" svg:font-family="sans-serif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0-12T20:03:55</meta:creation-date>
    <dc:date>2014-10-12T22:38:19</dc:date>
    <dc:creator>Linda </dc:creator>
    <meta:editing-duration>PT1H29M24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2" meta:paragraph-count="28" meta:word-count="288" meta:character-count="1978" meta:non-whitespace-character-count="1708"/>
  </office:meta>
</office:document-meta>
</file>